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1.311cm" svg:height="18.473cm" svg:x="6.859cm" svg:y="440.806cm">
            <draw:object draw:notify-on-update-of-ranges="Feuille1.A1:Feuille1.A1 Feuille1.A2:Feuille1.A1001 Feuille1.B1:Feuille1.B1 Feuille1.B2:Feuille1.B1001 Feuille1.A1:Feuille1.A1 Feuille1.A2:Feuille1.A1001 Feuille1.C1:Feuille1.C1 Feuille1.C2:Feuille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.279" calcext:value-type="float">
            <text:p>0,279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" calcext:value-type="float">
            <text:p>1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" calcext:value-type="float">
            <text:p>1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,787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846" calcext:value-type="float">
            <text:p>0,84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" calcext:value-type="float">
            <text:p>1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1" calcext:value-type="float">
            <text:p>1</text:p>
          </table:table-cell>
          <table:table-cell office:value-type="float" office:value="0.956" calcext:value-type="float">
            <text:p>0,95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office:value-type="float" office:value="1.007" calcext:value-type="float">
            <text:p>1,00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office:value-type="float" office:value="1.055" calcext:value-type="float">
            <text:p>1,05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office:value-type="float" office:value="1.101" calcext:value-type="float">
            <text:p>1,10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office:value-type="float" office:value="1.145" calcext:value-type="float">
            <text:p>1,14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office:value-type="float" office:value="1.227" calcext:value-type="float">
            <text:p>1,22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.264" calcext:value-type="float">
            <text:p>1,264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1.334" calcext:value-type="float">
            <text:p>1,334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1" calcext:value-type="float">
            <text:p>1</text:p>
          </table:table-cell>
          <table:table-cell office:value-type="float" office:value="1.367" calcext:value-type="float">
            <text:p>1,367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1" calcext:value-type="float">
            <text:p>1</text:p>
          </table:table-cell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.427" calcext:value-type="float">
            <text:p>1,427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1" calcext:value-type="float">
            <text:p>1</text:p>
          </table:table-cell>
          <table:table-cell office:value-type="float" office:value="1.455" calcext:value-type="float">
            <text:p>1,455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" calcext:value-type="float">
            <text:p>1</text:p>
          </table:table-cell>
          <table:table-cell office:value-type="float" office:value="1.482" calcext:value-type="float">
            <text:p>1,482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1.507" calcext:value-type="float">
            <text:p>1,507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,53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.554" calcext:value-type="float">
            <text:p>1,554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1.576" calcext:value-type="float">
            <text:p>1,5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1" calcext:value-type="float">
            <text:p>1</text:p>
          </table:table-cell>
          <table:table-cell office:value-type="float" office:value="1.596" calcext:value-type="float">
            <text:p>1,59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1" calcext:value-type="float">
            <text:p>1</text:p>
          </table:table-cell>
          <table:table-cell office:value-type="float" office:value="1.616" calcext:value-type="float">
            <text:p>1,61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1" calcext:value-type="float">
            <text:p>1</text:p>
          </table:table-cell>
          <table:table-cell office:value-type="float" office:value="1.635" calcext:value-type="float">
            <text:p>1,635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" calcext:value-type="float">
            <text:p>1</text:p>
          </table:table-cell>
          <table:table-cell office:value-type="float" office:value="1.652" calcext:value-type="float">
            <text:p>1,652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1" calcext:value-type="float">
            <text:p>1</text:p>
          </table:table-cell>
          <table:table-cell office:value-type="float" office:value="1.669" calcext:value-type="float">
            <text:p>1,669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1" calcext:value-type="float">
            <text:p>1</text:p>
          </table:table-cell>
          <table:table-cell office:value-type="float" office:value="1.686" calcext:value-type="float">
            <text:p>1,68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office:value-type="float" office:value="1.701" calcext:value-type="float">
            <text:p>1,701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1" calcext:value-type="float">
            <text:p>1</text:p>
          </table:table-cell>
          <table:table-cell office:value-type="float" office:value="1.715" calcext:value-type="float">
            <text:p>1,71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729" calcext:value-type="float">
            <text:p>1,729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1" calcext:value-type="float">
            <text:p>1</text:p>
          </table:table-cell>
          <table:table-cell office:value-type="float" office:value="1.743" calcext:value-type="float">
            <text:p>1,743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office:value-type="float" office:value="1.755" calcext:value-type="float">
            <text:p>1,755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1" calcext:value-type="float">
            <text:p>1</text:p>
          </table:table-cell>
          <table:table-cell office:value-type="float" office:value="1.767" calcext:value-type="float">
            <text:p>1,767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office:value-type="float" office:value="1.778" calcext:value-type="float">
            <text:p>1,77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office:value-type="float" office:value="1.789" calcext:value-type="float">
            <text:p>1,789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1.799" calcext:value-type="float">
            <text:p>1,799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office:value-type="float" office:value="1.809" calcext:value-type="float">
            <text:p>1,809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1" calcext:value-type="float">
            <text:p>1</text:p>
          </table:table-cell>
          <table:table-cell office:value-type="float" office:value="1.819" calcext:value-type="float">
            <text:p>1,81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office:value-type="float" office:value="1.827" calcext:value-type="float">
            <text:p>1,82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836" calcext:value-type="float">
            <text:p>1,83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1.746" calcext:value-type="float">
            <text:p>1,74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1.661" calcext:value-type="float">
            <text:p>1,66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1.503" calcext:value-type="float">
            <text:p>1,50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1.294" calcext:value-type="float">
            <text:p>1,2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.231" calcext:value-type="float">
            <text:p>1,23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1.171" calcext:value-type="float">
            <text:p>1,17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,11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.059" calcext:value-type="float">
            <text:p>1,059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958" calcext:value-type="float">
            <text:p>0,958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0.912" calcext:value-type="float">
            <text:p>0,91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,78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,55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,52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0.303" calcext:value-type="float">
            <text:p>0,30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,18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878" calcext:value-type="float">
            <text:p>0,878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" calcext:value-type="float">
            <text:p>1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" calcext:value-type="float">
            <text:p>1</text:p>
          </table:table-cell>
          <table:table-cell office:value-type="float" office:value="1.248" calcext:value-type="float">
            <text:p>1,248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84" calcext:value-type="float">
            <text:p>1,384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1" calcext:value-type="float">
            <text:p>1</text:p>
          </table:table-cell>
          <table:table-cell office:value-type="float" office:value="1.414" calcext:value-type="float">
            <text:p>1,414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1.587" calcext:value-type="float">
            <text:p>1,587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" calcext:value-type="float">
            <text:p>1</text:p>
          </table:table-cell>
          <table:table-cell office:value-type="float" office:value="1.607" calcext:value-type="float">
            <text:p>1,607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office:value-type="float" office:value="1.723" calcext:value-type="float">
            <text:p>1,723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.178" calcext:value-type="float">
            <text:p>1,17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1.84" calcext:value-type="float">
            <text:p>1,84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2.59" calcext:value-type="float">
            <text:p>2,59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2.84" calcext:value-type="float">
            <text:p>2,84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3.06" calcext:value-type="float">
            <text:p>3,06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3.42" calcext:value-type="float">
            <text:p>3,42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3.86" calcext:value-type="float">
            <text:p>3,86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4.11" calcext:value-type="float">
            <text:p>4,1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.751" calcext:value-type="float">
            <text:p>1,751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0" calcext:value-type="float">
            <text:p>0</text:p>
          </table:table-cell>
          <table:table-cell office:value-type="float" office:value="1.665" calcext:value-type="float">
            <text:p>1,665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0" calcext:value-type="float">
            <text:p>0</text:p>
          </table:table-cell>
          <table:table-cell office:value-type="float" office:value="1.584" calcext:value-type="float">
            <text:p>1,584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1.507" calcext:value-type="float">
            <text:p>1,507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0" calcext:value-type="float">
            <text:p>0</text:p>
          </table:table-cell>
          <table:table-cell office:value-type="float" office:value="1.433" calcext:value-type="float">
            <text:p>1,433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0" calcext:value-type="float">
            <text:p>0</text:p>
          </table:table-cell>
          <table:table-cell office:value-type="float" office:value="1.363" calcext:value-type="float">
            <text:p>1,363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1.297" calcext:value-type="float">
            <text:p>1,297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0" calcext:value-type="float">
            <text:p>0</text:p>
          </table:table-cell>
          <table:table-cell office:value-type="float" office:value="1.234" calcext:value-type="float">
            <text:p>1,234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office:value-type="float" office:value="0" calcext:value-type="float">
            <text:p>0</text:p>
          </table:table-cell>
          <table:table-cell office:value-type="float" office:value="1.174" calcext:value-type="float">
            <text:p>1,174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,116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.062" calcext:value-type="float">
            <text:p>1,062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0" calcext:value-type="float">
            <text:p>0</text:p>
          </table:table-cell>
          <table:table-cell office:value-type="float" office:value="0.961" calcext:value-type="float">
            <text:p>0,961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office:value-type="float" office:value="0" calcext:value-type="float">
            <text:p>0</text:p>
          </table:table-cell>
          <table:table-cell office:value-type="float" office:value="0.914" calcext:value-type="float">
            <text:p>0,914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0" calcext:value-type="float">
            <text:p>0</text:p>
          </table:table-cell>
          <table:table-cell office:value-type="float" office:value="0.869" calcext:value-type="float">
            <text:p>0,869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office:value-type="float" office:value="0" calcext:value-type="float">
            <text:p>0</text:p>
          </table:table-cell>
          <table:table-cell office:value-type="float" office:value="0.787" calcext:value-type="float">
            <text:p>0,787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,748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,712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0" calcext:value-type="float">
            <text:p>0</text:p>
          </table:table-cell>
          <table:table-cell office:value-type="float" office:value="0.677" calcext:value-type="float">
            <text:p>0,67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office:value-type="float" office:value="0.613" calcext:value-type="float">
            <text:p>0,613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,583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office:value-type="float" office:value="0" calcext:value-type="float">
            <text:p>0</text:p>
          </table:table-cell>
          <table:table-cell office:value-type="float" office:value="0.554" calcext:value-type="float">
            <text:p>0,554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,52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02" calcext:value-type="float">
            <text:p>0,502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,454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0" calcext:value-type="float">
            <text:p>0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,391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,372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0" calcext:value-type="float">
            <text:p>0</text:p>
          </table:table-cell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4.84" calcext:value-type="float">
            <text:p>4,84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,304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,289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,214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,167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" calcext:value-type="float">
            <text:p>0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41" calcext:value-type="float">
            <text:p>0,241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,486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1" calcext:value-type="float">
            <text:p>1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office:value-type="float" office:value="1" calcext:value-type="float">
            <text:p>1</text:p>
          </table:table-cell>
          <table:table-cell office:value-type="float" office:value="1.248" calcext:value-type="float">
            <text:p>1,248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1" calcext:value-type="float">
            <text:p>1</text:p>
          </table:table-cell>
          <table:table-cell office:value-type="float" office:value="1.587" calcext:value-type="float">
            <text:p>1,58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office:value-type="float" office:value="1" calcext:value-type="float">
            <text:p>1</text:p>
          </table:table-cell>
          <table:table-cell office:value-type="float" office:value="1.723" calcext:value-type="float">
            <text:p>1,723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5.48" calcext:value-type="float">
            <text:p>5,48</text:p>
          </table:table-cell>
          <table:table-cell office:value-type="float" office:value="1" calcext:value-type="float">
            <text:p>1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0" calcext:value-type="float">
            <text:p>0</text:p>
          </table:table-cell>
          <table:table-cell office:value-type="float" office:value="1.178" calcext:value-type="float">
            <text:p>1,178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5.88" calcext:value-type="float">
            <text:p>5,88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6.3401" calcext:value-type="float">
            <text:p>6,3401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6.3501" calcext:value-type="float">
            <text:p>6,3501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6.3601" calcext:value-type="float">
            <text:p>6,3601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6.3701" calcext:value-type="float">
            <text:p>6,3701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6.3801" calcext:value-type="float">
            <text:p>6,3801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6.3901" calcext:value-type="float">
            <text:p>6,390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.4001" calcext:value-type="float">
            <text:p>6,400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6.4101" calcext:value-type="float">
            <text:p>6,4101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6.4201" calcext:value-type="float">
            <text:p>6,4201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6.4301" calcext:value-type="float">
            <text:p>6,4301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6.4401" calcext:value-type="float">
            <text:p>6,4401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6.4501" calcext:value-type="float">
            <text:p>6,4501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6.4601" calcext:value-type="float">
            <text:p>6,4601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6.4701" calcext:value-type="float">
            <text:p>6,4701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6.4801" calcext:value-type="float">
            <text:p>6,4801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6.4901" calcext:value-type="float">
            <text:p>6,4901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6.5001" calcext:value-type="float">
            <text:p>6,500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6.5101" calcext:value-type="float">
            <text:p>6,5101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6.5201" calcext:value-type="float">
            <text:p>6,5201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6.5301" calcext:value-type="float">
            <text:p>6,5301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6.5401" calcext:value-type="float">
            <text:p>6,5401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6.5501" calcext:value-type="float">
            <text:p>6,5501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6.5601" calcext:value-type="float">
            <text:p>6,5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6.5701" calcext:value-type="float">
            <text:p>6,5701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6.5801" calcext:value-type="float">
            <text:p>6,5801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6.5901" calcext:value-type="float">
            <text:p>6,590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6.6001" calcext:value-type="float">
            <text:p>6,600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6.6101" calcext:value-type="float">
            <text:p>6,610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6.6201" calcext:value-type="float">
            <text:p>6,620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6.6301" calcext:value-type="float">
            <text:p>6,6301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6.6401" calcext:value-type="float">
            <text:p>6,6401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6.6501" calcext:value-type="float">
            <text:p>6,650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6.6601" calcext:value-type="float">
            <text:p>6,660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6.6701" calcext:value-type="float">
            <text:p>6,6701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6.6801" calcext:value-type="float">
            <text:p>6,6801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6.6901" calcext:value-type="float">
            <text:p>6,690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6.7001" calcext:value-type="float">
            <text:p>6,700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6.7101" calcext:value-type="float">
            <text:p>6,710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6.7201" calcext:value-type="float">
            <text:p>6,7201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6.7301" calcext:value-type="float">
            <text:p>6,7301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6.7401" calcext:value-type="float">
            <text:p>6,740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6.7501" calcext:value-type="float">
            <text:p>6,7501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6.7601" calcext:value-type="float">
            <text:p>6,7601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6.7701" calcext:value-type="float">
            <text:p>6,7701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6.7801" calcext:value-type="float">
            <text:p>6,7801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6.7901" calcext:value-type="float">
            <text:p>6,7901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6.8001" calcext:value-type="float">
            <text:p>6,800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6.8101" calcext:value-type="float">
            <text:p>6,8101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6.8201" calcext:value-type="float">
            <text:p>6,82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6.8301" calcext:value-type="float">
            <text:p>6,830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6.8401" calcext:value-type="float">
            <text:p>6,840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6.8501" calcext:value-type="float">
            <text:p>6,8501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6.8601" calcext:value-type="float">
            <text:p>6,8601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6.8701" calcext:value-type="float">
            <text:p>6,8701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6.8801" calcext:value-type="float">
            <text:p>6,8801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6.8901" calcext:value-type="float">
            <text:p>6,89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6.9001" calcext:value-type="float">
            <text:p>6,900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6.9101" calcext:value-type="float">
            <text:p>6,910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6.9201" calcext:value-type="float">
            <text:p>6,9201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6.9301" calcext:value-type="float">
            <text:p>6,930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6.9401" calcext:value-type="float">
            <text:p>6,9401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6.9501" calcext:value-type="float">
            <text:p>6,950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6.9601" calcext:value-type="float">
            <text:p>6,960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6.9701" calcext:value-type="float">
            <text:p>6,9701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6.9801" calcext:value-type="float">
            <text:p>6,980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6.9901" calcext:value-type="float">
            <text:p>6,990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7.0001" calcext:value-type="float">
            <text:p>7,00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7.0101" calcext:value-type="float">
            <text:p>7,0101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7.0201" calcext:value-type="float">
            <text:p>7,0201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7.0301" calcext:value-type="float">
            <text:p>7,0301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7.0401" calcext:value-type="float">
            <text:p>7,0401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7.0501" calcext:value-type="float">
            <text:p>7,050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7.0601" calcext:value-type="float">
            <text:p>7,0601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7.0701" calcext:value-type="float">
            <text:p>7,0701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7.0801" calcext:value-type="float">
            <text:p>7,0801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7.0901" calcext:value-type="float">
            <text:p>7,0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7.1001" calcext:value-type="float">
            <text:p>7,100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7.1101" calcext:value-type="float">
            <text:p>7,1101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7.1201" calcext:value-type="float">
            <text:p>7,1201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7.1301" calcext:value-type="float">
            <text:p>7,1301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7.1401" calcext:value-type="float">
            <text:p>7,1401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7.1501" calcext:value-type="float">
            <text:p>7,1501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7.1601" calcext:value-type="float">
            <text:p>7,1601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7.1701" calcext:value-type="float">
            <text:p>7,1701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7.1801" calcext:value-type="float">
            <text:p>7,1801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7.1901" calcext:value-type="float">
            <text:p>7,1901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7.2001" calcext:value-type="float">
            <text:p>7,200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7.2101" calcext:value-type="float">
            <text:p>7,2101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7.2201" calcext:value-type="float">
            <text:p>7,2201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7.2301" calcext:value-type="float">
            <text:p>7,2301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7.2401" calcext:value-type="float">
            <text:p>7,24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7.2501" calcext:value-type="float">
            <text:p>7,2501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7.2601" calcext:value-type="float">
            <text:p>7,2601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7.2701" calcext:value-type="float">
            <text:p>7,2701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7.2801" calcext:value-type="float">
            <text:p>7,2801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7.2901" calcext:value-type="float">
            <text:p>7,2901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7.3001" calcext:value-type="float">
            <text:p>7,300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7.3101" calcext:value-type="float">
            <text:p>7,3101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7.3201" calcext:value-type="float">
            <text:p>7,3201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7.3301" calcext:value-type="float">
            <text:p>7,3301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7.3401" calcext:value-type="float">
            <text:p>7,3401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7.3501" calcext:value-type="float">
            <text:p>7,3501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7.3601" calcext:value-type="float">
            <text:p>7,3601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7.3701" calcext:value-type="float">
            <text:p>7,3701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7.3801" calcext:value-type="float">
            <text:p>7,3801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7.3901" calcext:value-type="float">
            <text:p>7,390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7.4001" calcext:value-type="float">
            <text:p>7,400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7.4101" calcext:value-type="float">
            <text:p>7,4101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7.4201" calcext:value-type="float">
            <text:p>7,4201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7.4301" calcext:value-type="float">
            <text:p>7,4301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7.4401" calcext:value-type="float">
            <text:p>7,4401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7.4501" calcext:value-type="float">
            <text:p>7,4501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7.4601" calcext:value-type="float">
            <text:p>7,4601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7.4701" calcext:value-type="float">
            <text:p>7,4701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7.4801" calcext:value-type="float">
            <text:p>7,4801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7.4901" calcext:value-type="float">
            <text:p>7,4901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7.5001" calcext:value-type="float">
            <text:p>7,500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7.5101" calcext:value-type="float">
            <text:p>7,5101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7.5201" calcext:value-type="float">
            <text:p>7,5201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7.5301" calcext:value-type="float">
            <text:p>7,5301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7.5401" calcext:value-type="float">
            <text:p>7,5401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7.5501" calcext:value-type="float">
            <text:p>7,5501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7.5601" calcext:value-type="float">
            <text:p>7,5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7.5701" calcext:value-type="float">
            <text:p>7,5701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7.5801" calcext:value-type="float">
            <text:p>7,5801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7.5901" calcext:value-type="float">
            <text:p>7,590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7.6001" calcext:value-type="float">
            <text:p>7,600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7.6101" calcext:value-type="float">
            <text:p>7,610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7.6201" calcext:value-type="float">
            <text:p>7,620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7.6301" calcext:value-type="float">
            <text:p>7,6301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7.6401" calcext:value-type="float">
            <text:p>7,6401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7.6501" calcext:value-type="float">
            <text:p>7,650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7.6601" calcext:value-type="float">
            <text:p>7,660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7.6701" calcext:value-type="float">
            <text:p>7,6701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7.6801" calcext:value-type="float">
            <text:p>7,6801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7.6901" calcext:value-type="float">
            <text:p>7,690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7.7001" calcext:value-type="float">
            <text:p>7,700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7.7101" calcext:value-type="float">
            <text:p>7,710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7.7201" calcext:value-type="float">
            <text:p>7,7201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7.7301" calcext:value-type="float">
            <text:p>7,7301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7.7401" calcext:value-type="float">
            <text:p>7,740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7.7501" calcext:value-type="float">
            <text:p>7,7501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7.7601" calcext:value-type="float">
            <text:p>7,7601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7.7701" calcext:value-type="float">
            <text:p>7,7701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7.7801" calcext:value-type="float">
            <text:p>7,7801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7.7901" calcext:value-type="float">
            <text:p>7,7901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7.8001" calcext:value-type="float">
            <text:p>7,800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7.8101" calcext:value-type="float">
            <text:p>7,8101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7.8201" calcext:value-type="float">
            <text:p>7,82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7.8301" calcext:value-type="float">
            <text:p>7,830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7.8401" calcext:value-type="float">
            <text:p>7,840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7.8501" calcext:value-type="float">
            <text:p>7,8501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7.8601" calcext:value-type="float">
            <text:p>7,8601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7.8701" calcext:value-type="float">
            <text:p>7,8701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7.8801" calcext:value-type="float">
            <text:p>7,8801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7.8901" calcext:value-type="float">
            <text:p>7,89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7.9001" calcext:value-type="float">
            <text:p>7,900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7.9101" calcext:value-type="float">
            <text:p>7,910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7.9201" calcext:value-type="float">
            <text:p>7,9201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7.9301" calcext:value-type="float">
            <text:p>7,930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7.9401" calcext:value-type="float">
            <text:p>7,9401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7.9501" calcext:value-type="float">
            <text:p>7,950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7.9601" calcext:value-type="float">
            <text:p>7,960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7.9701" calcext:value-type="float">
            <text:p>7,9701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7.9801" calcext:value-type="float">
            <text:p>7,980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7.9901" calcext:value-type="float">
            <text:p>7,990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8.0001" calcext:value-type="float">
            <text:p>8,00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8.0101" calcext:value-type="float">
            <text:p>8,0101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8.0201" calcext:value-type="float">
            <text:p>8,0201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8.0301" calcext:value-type="float">
            <text:p>8,0301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8.0401" calcext:value-type="float">
            <text:p>8,0401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8.0501" calcext:value-type="float">
            <text:p>8,050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8.0601" calcext:value-type="float">
            <text:p>8,0601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8.0701" calcext:value-type="float">
            <text:p>8,0701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8.0801" calcext:value-type="float">
            <text:p>8,0801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8.0901" calcext:value-type="float">
            <text:p>8,0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8.1001" calcext:value-type="float">
            <text:p>8,100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8.1101" calcext:value-type="float">
            <text:p>8,1101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8.1201" calcext:value-type="float">
            <text:p>8,1201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8.1301" calcext:value-type="float">
            <text:p>8,1301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8.1401" calcext:value-type="float">
            <text:p>8,1401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8.1501" calcext:value-type="float">
            <text:p>8,1501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8.1601" calcext:value-type="float">
            <text:p>8,1601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8.1701" calcext:value-type="float">
            <text:p>8,1701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8.1801" calcext:value-type="float">
            <text:p>8,1801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8.1901" calcext:value-type="float">
            <text:p>8,1901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8.2001" calcext:value-type="float">
            <text:p>8,200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8.2101" calcext:value-type="float">
            <text:p>8,2101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8.2201" calcext:value-type="float">
            <text:p>8,2201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8.2301" calcext:value-type="float">
            <text:p>8,2301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8.2401" calcext:value-type="float">
            <text:p>8,24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8.2501" calcext:value-type="float">
            <text:p>8,2501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8.2601" calcext:value-type="float">
            <text:p>8,2601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8.2701" calcext:value-type="float">
            <text:p>8,2701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8.2801" calcext:value-type="float">
            <text:p>8,2801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8.2901" calcext:value-type="float">
            <text:p>8,2901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8.3001" calcext:value-type="float">
            <text:p>8,300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8.3101" calcext:value-type="float">
            <text:p>8,3101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8.3201" calcext:value-type="float">
            <text:p>8,3201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8.3301" calcext:value-type="float">
            <text:p>8,3301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8.3401" calcext:value-type="float">
            <text:p>8,3401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8.3501" calcext:value-type="float">
            <text:p>8,3501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8.3601" calcext:value-type="float">
            <text:p>8,3601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8.3701" calcext:value-type="float">
            <text:p>8,3701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8.3801" calcext:value-type="float">
            <text:p>8,3801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8.3901" calcext:value-type="float">
            <text:p>8,390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8.4001" calcext:value-type="float">
            <text:p>8,400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8.4101" calcext:value-type="float">
            <text:p>8,4101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8.4201" calcext:value-type="float">
            <text:p>8,4201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8.4301" calcext:value-type="float">
            <text:p>8,4301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8.4401" calcext:value-type="float">
            <text:p>8,4401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8.4501" calcext:value-type="float">
            <text:p>8,4501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8.4601" calcext:value-type="float">
            <text:p>8,4601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8.4701" calcext:value-type="float">
            <text:p>8,4701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8.4801" calcext:value-type="float">
            <text:p>8,4801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8.4901" calcext:value-type="float">
            <text:p>8,4901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8.5001" calcext:value-type="float">
            <text:p>8,500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8.5101" calcext:value-type="float">
            <text:p>8,5101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8.5201" calcext:value-type="float">
            <text:p>8,5201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8.5301" calcext:value-type="float">
            <text:p>8,5301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8.5401" calcext:value-type="float">
            <text:p>8,5401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8.5501" calcext:value-type="float">
            <text:p>8,5501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8.5601" calcext:value-type="float">
            <text:p>8,5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8.5701" calcext:value-type="float">
            <text:p>8,5701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8.5801" calcext:value-type="float">
            <text:p>8,5801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8.5901" calcext:value-type="float">
            <text:p>8,590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8.6001" calcext:value-type="float">
            <text:p>8,600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8.6101" calcext:value-type="float">
            <text:p>8,610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8.6201" calcext:value-type="float">
            <text:p>8,620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8.6301" calcext:value-type="float">
            <text:p>8,6301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8.6401" calcext:value-type="float">
            <text:p>8,6401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8.6501" calcext:value-type="float">
            <text:p>8,650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8.6601" calcext:value-type="float">
            <text:p>8,660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8.6701" calcext:value-type="float">
            <text:p>8,6701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8.6801" calcext:value-type="float">
            <text:p>8,6801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8.6901" calcext:value-type="float">
            <text:p>8,690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8.7001" calcext:value-type="float">
            <text:p>8,700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8.7101" calcext:value-type="float">
            <text:p>8,710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8.7201" calcext:value-type="float">
            <text:p>8,7201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8.7301" calcext:value-type="float">
            <text:p>8,7301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8.7401" calcext:value-type="float">
            <text:p>8,740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8.7501" calcext:value-type="float">
            <text:p>8,7501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8.7601" calcext:value-type="float">
            <text:p>8,7601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8.7701" calcext:value-type="float">
            <text:p>8,7701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8.7801" calcext:value-type="float">
            <text:p>8,7801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8.7901" calcext:value-type="float">
            <text:p>8,7901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8.8001" calcext:value-type="float">
            <text:p>8,800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8.8101" calcext:value-type="float">
            <text:p>8,8101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8.8201" calcext:value-type="float">
            <text:p>8,82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8.8301" calcext:value-type="float">
            <text:p>8,830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8.8401" calcext:value-type="float">
            <text:p>8,840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8.8501" calcext:value-type="float">
            <text:p>8,8501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8.8601" calcext:value-type="float">
            <text:p>8,8601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8.8701" calcext:value-type="float">
            <text:p>8,8701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8.8801" calcext:value-type="float">
            <text:p>8,8801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8.8901" calcext:value-type="float">
            <text:p>8,89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8.9001" calcext:value-type="float">
            <text:p>8,900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8.9101" calcext:value-type="float">
            <text:p>8,910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8.9201" calcext:value-type="float">
            <text:p>8,9201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8.9301" calcext:value-type="float">
            <text:p>8,930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8.9401" calcext:value-type="float">
            <text:p>8,9401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8.9501" calcext:value-type="float">
            <text:p>8,950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8.9601" calcext:value-type="float">
            <text:p>8,960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8.9701" calcext:value-type="float">
            <text:p>8,9701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8.9801" calcext:value-type="float">
            <text:p>8,980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8.9901" calcext:value-type="float">
            <text:p>8,990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9.0001" calcext:value-type="float">
            <text:p>9,0001</text:p>
          </table:table-cell>
          <table:table-cell office:value-type="float" office:value="1" calcext:value-type="float">
            <text:p>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9.0101" calcext:value-type="float">
            <text:p>9,0101</text:p>
          </table:table-cell>
          <table:table-cell office:value-type="float" office:value="1" calcext:value-type="float">
            <text:p>1</text:p>
          </table:table-cell>
          <table:table-cell office:value-type="float" office:value="0.328" calcext:value-type="float">
            <text:p>0,328</text:p>
          </table:table-cell>
        </table:table-row>
        <table:table-row table:style-name="ro1">
          <table:table-cell office:value-type="float" office:value="9.0201" calcext:value-type="float">
            <text:p>9,0201</text:p>
          </table:table-cell>
          <table:table-cell office:value-type="float" office:value="1" calcext:value-type="float">
            <text:p>1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office:value-type="float" office:value="9.0301" calcext:value-type="float">
            <text:p>9,0301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,487</text:p>
          </table:table-cell>
        </table:table-row>
        <table:table-row table:style-name="ro1">
          <table:table-cell office:value-type="float" office:value="9.0401" calcext:value-type="float">
            <text:p>9,0401</text:p>
          </table:table-cell>
          <table:table-cell office:value-type="float" office:value="1" calcext:value-type="float">
            <text:p>1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9.0501" calcext:value-type="float">
            <text:p>9,050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office:value-type="float" office:value="9.0601" calcext:value-type="float">
            <text:p>9,0601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,698</text:p>
          </table:table-cell>
        </table:table-row>
        <table:table-row table:style-name="ro1">
          <table:table-cell office:value-type="float" office:value="9.0701" calcext:value-type="float">
            <text:p>9,0701</text:p>
          </table:table-cell>
          <table:table-cell office:value-type="float" office:value="1" calcext:value-type="float">
            <text:p>1</text:p>
          </table:table-cell>
          <table:table-cell office:value-type="float" office:value="0.761" calcext:value-type="float">
            <text:p>0,761</text:p>
          </table:table-cell>
        </table:table-row>
        <table:table-row table:style-name="ro1">
          <table:table-cell office:value-type="float" office:value="9.0801" calcext:value-type="float">
            <text:p>9,0801</text:p>
          </table:table-cell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9.0901" calcext:value-type="float">
            <text:p>9,0901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9.1001" calcext:value-type="float">
            <text:p>9,1001</text:p>
          </table:table-cell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,934</text:p>
          </table:table-cell>
        </table:table-row>
        <table:table-row table:style-name="ro1">
          <table:table-cell office:value-type="float" office:value="9.1101" calcext:value-type="float">
            <text:p>9,1101</text:p>
          </table:table-cell>
          <table:table-cell office:value-type="float" office:value="1" calcext:value-type="float">
            <text:p>1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office:value-type="float" office:value="9.1201" calcext:value-type="float">
            <text:p>9,1201</text:p>
          </table:table-cell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9.1301" calcext:value-type="float">
            <text:p>9,1301</text:p>
          </table:table-cell>
          <table:table-cell office:value-type="float" office:value="1" calcext:value-type="float">
            <text:p>1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9.1401" calcext:value-type="float">
            <text:p>9,1401</text:p>
          </table:table-cell>
          <table:table-cell office:value-type="float" office:value="1" calcext:value-type="float">
            <text:p>1</text:p>
          </table:table-cell>
          <table:table-cell office:value-type="float" office:value="1.127" calcext:value-type="float">
            <text:p>1,127</text:p>
          </table:table-cell>
        </table:table-row>
        <table:table-row table:style-name="ro1">
          <table:table-cell office:value-type="float" office:value="9.1501" calcext:value-type="float">
            <text:p>9,1501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9.1601" calcext:value-type="float">
            <text:p>9,1601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9.1701" calcext:value-type="float">
            <text:p>9,1701</text:p>
          </table:table-cell>
          <table:table-cell office:value-type="float" office:value="1" calcext:value-type="float">
            <text:p>1</text:p>
          </table:table-cell>
          <table:table-cell office:value-type="float" office:value="1.249" calcext:value-type="float">
            <text:p>1,249</text:p>
          </table:table-cell>
        </table:table-row>
        <table:table-row table:style-name="ro1">
          <table:table-cell office:value-type="float" office:value="9.1801" calcext:value-type="float">
            <text:p>9,1801</text:p>
          </table:table-cell>
          <table:table-cell office:value-type="float" office:value="1" calcext:value-type="float">
            <text:p>1</text:p>
          </table:table-cell>
          <table:table-cell office:value-type="float" office:value="1.285" calcext:value-type="float">
            <text:p>1,285</text:p>
          </table:table-cell>
        </table:table-row>
        <table:table-row table:style-name="ro1">
          <table:table-cell office:value-type="float" office:value="9.1901" calcext:value-type="float">
            <text:p>9,1901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9.2001" calcext:value-type="float">
            <text:p>9,2001</text:p>
          </table:table-cell>
          <table:table-cell office:value-type="float" office:value="1" calcext:value-type="float">
            <text:p>1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9.2101" calcext:value-type="float">
            <text:p>9,2101</text:p>
          </table:table-cell>
          <table:table-cell office:value-type="float" office:value="1" calcext:value-type="float">
            <text:p>1</text:p>
          </table:table-cell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9.2201" calcext:value-type="float">
            <text:p>9,2201</text:p>
          </table:table-cell>
          <table:table-cell office:value-type="float" office:value="1" calcext:value-type="float">
            <text:p>1</text:p>
          </table:table-cell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9.2301" calcext:value-type="float">
            <text:p>9,2301</text:p>
          </table:table-cell>
          <table:table-cell office:value-type="float" office:value="1" calcext:value-type="float">
            <text:p>1</text:p>
          </table:table-cell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9.2401" calcext:value-type="float">
            <text:p>9,2401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9.2501" calcext:value-type="float">
            <text:p>9,2501</text:p>
          </table:table-cell>
          <table:table-cell office:value-type="float" office:value="1" calcext:value-type="float">
            <text:p>1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office:value-type="float" office:value="9.2601" calcext:value-type="float">
            <text:p>9,2601</text:p>
          </table:table-cell>
          <table:table-cell office:value-type="float" office:value="1" calcext:value-type="float">
            <text:p>1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9.2701" calcext:value-type="float">
            <text:p>9,2701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9.2801" calcext:value-type="float">
            <text:p>9,2801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1">
          <table:table-cell office:value-type="float" office:value="9.2901" calcext:value-type="float">
            <text:p>9,2901</text:p>
          </table:table-cell>
          <table:table-cell office:value-type="float" office:value="1" calcext:value-type="float">
            <text:p>1</text:p>
          </table:table-cell>
          <table:table-cell office:value-type="float" office:value="1.588" calcext:value-type="float">
            <text:p>1,588</text:p>
          </table:table-cell>
        </table:table-row>
        <table:table-row table:style-name="ro1">
          <table:table-cell office:value-type="float" office:value="9.3001" calcext:value-type="float">
            <text:p>9,3001</text:p>
          </table:table-cell>
          <table:table-cell office:value-type="float" office:value="1" calcext:value-type="float">
            <text:p>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1">
          <table:table-cell office:value-type="float" office:value="9.3101" calcext:value-type="float">
            <text:p>9,3101</text:p>
          </table:table-cell>
          <table:table-cell office:value-type="float" office:value="1" calcext:value-type="float">
            <text:p>1</text:p>
          </table:table-cell>
          <table:table-cell office:value-type="float" office:value="1.627" calcext:value-type="float">
            <text:p>1,627</text:p>
          </table:table-cell>
        </table:table-row>
        <table:table-row table:style-name="ro1">
          <table:table-cell office:value-type="float" office:value="9.3201" calcext:value-type="float">
            <text:p>9,3201</text:p>
          </table:table-cell>
          <table:table-cell office:value-type="float" office:value="1" calcext:value-type="float">
            <text:p>1</text:p>
          </table:table-cell>
          <table:table-cell office:value-type="float" office:value="1.645" calcext:value-type="float">
            <text:p>1,645</text:p>
          </table:table-cell>
        </table:table-row>
        <table:table-row table:style-name="ro1">
          <table:table-cell office:value-type="float" office:value="9.3301" calcext:value-type="float">
            <text:p>9,3301</text:p>
          </table:table-cell>
          <table:table-cell office:value-type="float" office:value="1" calcext:value-type="float">
            <text:p>1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9.3401" calcext:value-type="float">
            <text:p>9,3401</text:p>
          </table:table-cell>
          <table:table-cell office:value-type="float" office:value="1" calcext:value-type="float">
            <text:p>1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9.3501" calcext:value-type="float">
            <text:p>9,3501</text:p>
          </table:table-cell>
          <table:table-cell office:value-type="float" office:value="1" calcext:value-type="float">
            <text:p>1</text:p>
          </table:table-cell>
          <table:table-cell office:value-type="float" office:value="1.694" calcext:value-type="float">
            <text:p>1,694</text:p>
          </table:table-cell>
        </table:table-row>
        <table:table-row table:style-name="ro1">
          <table:table-cell office:value-type="float" office:value="9.3601" calcext:value-type="float">
            <text:p>9,3601</text:p>
          </table:table-cell>
          <table:table-cell office:value-type="float" office:value="1" calcext:value-type="float">
            <text:p>1</text:p>
          </table:table-cell>
          <table:table-cell office:value-type="float" office:value="1.709" calcext:value-type="float">
            <text:p>1,709</text:p>
          </table:table-cell>
        </table:table-row>
        <table:table-row table:style-name="ro1">
          <table:table-cell office:value-type="float" office:value="9.3701" calcext:value-type="float">
            <text:p>9,3701</text:p>
          </table:table-cell>
          <table:table-cell office:value-type="float" office:value="1" calcext:value-type="float">
            <text:p>1</text:p>
          </table:table-cell>
          <table:table-cell office:value-type="float" office:value="1.724" calcext:value-type="float">
            <text:p>1,724</text:p>
          </table:table-cell>
        </table:table-row>
        <table:table-row table:style-name="ro1">
          <table:table-cell office:value-type="float" office:value="9.3801" calcext:value-type="float">
            <text:p>9,3801</text:p>
          </table:table-cell>
          <table:table-cell office:value-type="float" office:value="1" calcext:value-type="float">
            <text:p>1</text:p>
          </table:table-cell>
          <table:table-cell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9.3901" calcext:value-type="float">
            <text:p>9,390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9.4001" calcext:value-type="float">
            <text:p>9,4001</text:p>
          </table:table-cell>
          <table:table-cell office:value-type="float" office:value="1" calcext:value-type="float">
            <text:p>1</text:p>
          </table:table-cell>
          <table:table-cell office:value-type="float" office:value="1.762" calcext:value-type="float">
            <text:p>1,762</text:p>
          </table:table-cell>
        </table:table-row>
        <table:table-row table:style-name="ro1">
          <table:table-cell office:value-type="float" office:value="9.4101" calcext:value-type="float">
            <text:p>9,4101</text:p>
          </table:table-cell>
          <table:table-cell office:value-type="float" office:value="1" calcext:value-type="float">
            <text:p>1</text:p>
          </table:table-cell>
          <table:table-cell office:value-type="float" office:value="1.774" calcext:value-type="float">
            <text:p>1,774</text:p>
          </table:table-cell>
        </table:table-row>
        <table:table-row table:style-name="ro1">
          <table:table-cell office:value-type="float" office:value="9.4201" calcext:value-type="float">
            <text:p>9,4201</text:p>
          </table:table-cell>
          <table:table-cell office:value-type="float" office:value="1" calcext:value-type="float">
            <text:p>1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9.4301" calcext:value-type="float">
            <text:p>9,4301</text:p>
          </table:table-cell>
          <table:table-cell office:value-type="float" office:value="1" calcext:value-type="float">
            <text:p>1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office:value-type="float" office:value="9.4401" calcext:value-type="float">
            <text:p>9,4401</text:p>
          </table:table-cell>
          <table:table-cell office:value-type="float" office:value="1" calcext:value-type="float">
            <text:p>1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9.4501" calcext:value-type="float">
            <text:p>9,4501</text:p>
          </table:table-cell>
          <table:table-cell office:value-type="float" office:value="1" calcext:value-type="float">
            <text:p>1</text:p>
          </table:table-cell>
          <table:table-cell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9.4601" calcext:value-type="float">
            <text:p>9,4601</text:p>
          </table:table-cell>
          <table:table-cell office:value-type="float" office:value="1" calcext:value-type="float">
            <text:p>1</text:p>
          </table:table-cell>
          <table:table-cell office:value-type="float" office:value="1.824" calcext:value-type="float">
            <text:p>1,824</text:p>
          </table:table-cell>
        </table:table-row>
        <table:table-row table:style-name="ro1">
          <table:table-cell office:value-type="float" office:value="9.4701" calcext:value-type="float">
            <text:p>9,4701</text:p>
          </table:table-cell>
          <table:table-cell office:value-type="float" office:value="1" calcext:value-type="float">
            <text:p>1</text:p>
          </table:table-cell>
          <table:table-cell office:value-type="float" office:value="1.832" calcext:value-type="float">
            <text:p>1,832</text:p>
          </table:table-cell>
        </table:table-row>
        <table:table-row table:style-name="ro1">
          <table:table-cell office:value-type="float" office:value="9.4801" calcext:value-type="float">
            <text:p>9,4801</text:p>
          </table:table-cell>
          <table:table-cell office:value-type="float" office:value="1" calcext:value-type="float">
            <text:p>1</text:p>
          </table:table-cell>
          <table:table-cell office:value-type="float" office:value="1.841" calcext:value-type="float">
            <text:p>1,841</text:p>
          </table:table-cell>
        </table:table-row>
        <table:table-row table:style-name="ro1">
          <table:table-cell office:value-type="float" office:value="9.4901" calcext:value-type="float">
            <text:p>9,4901</text:p>
          </table:table-cell>
          <table:table-cell office:value-type="float" office:value="1" calcext:value-type="float">
            <text:p>1</text:p>
          </table:table-cell>
          <table:table-cell office:value-type="float" office:value="1.848" calcext:value-type="float">
            <text:p>1,848</text:p>
          </table:table-cell>
        </table:table-row>
        <table:table-row table:style-name="ro1">
          <table:table-cell office:value-type="float" office:value="9.5001" calcext:value-type="float">
            <text:p>9,5001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,758</text:p>
          </table:table-cell>
        </table:table-row>
        <table:table-row table:style-name="ro1">
          <table:table-cell office:value-type="float" office:value="9.5101" calcext:value-type="float">
            <text:p>9,5101</text:p>
          </table:table-cell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1">
          <table:table-cell office:value-type="float" office:value="9.5201" calcext:value-type="float">
            <text:p>9,5201</text:p>
          </table:table-cell>
          <table:table-cell office:value-type="float" office:value="0" calcext:value-type="float">
            <text:p>0</text:p>
          </table:table-cell>
          <table:table-cell office:value-type="float" office:value="1.591" calcext:value-type="float">
            <text:p>1,591</text:p>
          </table:table-cell>
        </table:table-row>
        <table:table-row table:style-name="ro1">
          <table:table-cell office:value-type="float" office:value="9.5301" calcext:value-type="float">
            <text:p>9,5301</text:p>
          </table:table-cell>
          <table:table-cell office:value-type="float" office:value="0" calcext:value-type="float">
            <text:p>0</text:p>
          </table:table-cell>
          <table:table-cell office:value-type="float" office:value="1.513" calcext:value-type="float">
            <text:p>1,513</text:p>
          </table:table-cell>
        </table:table-row>
        <table:table-row table:style-name="ro1">
          <table:table-cell office:value-type="float" office:value="9.5401" calcext:value-type="float">
            <text:p>9,5401</text:p>
          </table:table-cell>
          <table:table-cell office:value-type="float" office:value="0" calcext:value-type="float">
            <text:p>0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9.5501" calcext:value-type="float">
            <text:p>9,5501</text:p>
          </table:table-cell>
          <table:table-cell office:value-type="float" office:value="0" calcext:value-type="float">
            <text:p>0</text:p>
          </table:table-cell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9.5601" calcext:value-type="float">
            <text:p>9,5601</text:p>
          </table:table-cell>
          <table:table-cell office:value-type="float" office:value="0" calcext:value-type="float">
            <text:p>0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office:value-type="float" office:value="9.5701" calcext:value-type="float">
            <text:p>9,5701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9.5801" calcext:value-type="float">
            <text:p>9,5801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9.5901" calcext:value-type="float">
            <text:p>9,5901</text:p>
          </table:table-cell>
          <table:table-cell office:value-type="float" office:value="0" calcext:value-type="float">
            <text:p>0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office:value-type="float" office:value="9.6001" calcext:value-type="float">
            <text:p>9,6001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9.6101" calcext:value-type="float">
            <text:p>9,6101</text:p>
          </table:table-cell>
          <table:table-cell office:value-type="float" office:value="0" calcext:value-type="float">
            <text:p>0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9.6201" calcext:value-type="float">
            <text:p>9,6201</text:p>
          </table:table-cell>
          <table:table-cell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9.6301" calcext:value-type="float">
            <text:p>9,6301</text:p>
          </table:table-cell>
          <table:table-cell office:value-type="float" office:value="0" calcext:value-type="float">
            <text:p>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float" office:value="9.6401" calcext:value-type="float">
            <text:p>9,6401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9.6501" calcext:value-type="float">
            <text:p>9,650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9.6601" calcext:value-type="float">
            <text:p>9,660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9.6701" calcext:value-type="float">
            <text:p>9,6701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9.6801" calcext:value-type="float">
            <text:p>9,6801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9.6901" calcext:value-type="float">
            <text:p>9,690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9.7001" calcext:value-type="float">
            <text:p>9,7001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9.7101" calcext:value-type="float">
            <text:p>9,7101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9.7201" calcext:value-type="float">
            <text:p>9,7201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9.7301" calcext:value-type="float">
            <text:p>9,7301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9.7401" calcext:value-type="float">
            <text:p>9,740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9.7501" calcext:value-type="float">
            <text:p>9,7501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9.7601" calcext:value-type="float">
            <text:p>9,7601</text:p>
          </table:table-cell>
          <table:table-cell office:value-type="float" office:value="0" calcext:value-type="float">
            <text:p>0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9.7701" calcext:value-type="float">
            <text:p>9,7701</text:p>
          </table:table-cell>
          <table:table-cell office:value-type="float" office:value="0" calcext:value-type="float">
            <text:p>0</text:p>
          </table:table-cell>
          <table:table-cell office:value-type="float" office:value="0.456" calcext:value-type="float">
            <text:p>0,456</text:p>
          </table:table-cell>
        </table:table-row>
        <table:table-row table:style-name="ro1">
          <table:table-cell office:value-type="float" office:value="9.7801" calcext:value-type="float">
            <text:p>9,7801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,434</text:p>
          </table:table-cell>
        </table:table-row>
        <table:table-row table:style-name="ro1">
          <table:table-cell office:value-type="float" office:value="9.7901" calcext:value-type="float">
            <text:p>9,7901</text:p>
          </table:table-cell>
          <table:table-cell office:value-type="float" office:value="0" calcext:value-type="float">
            <text:p>0</text:p>
          </table:table-cell>
          <table:table-cell office:value-type="float" office:value="0.412" calcext:value-type="float">
            <text:p>0,412</text:p>
          </table:table-cell>
        </table:table-row>
        <table:table-row table:style-name="ro1">
          <table:table-cell office:value-type="float" office:value="9.8001" calcext:value-type="float">
            <text:p>9,8001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9.8101" calcext:value-type="float">
            <text:p>9,8101</text:p>
          </table:table-cell>
          <table:table-cell office:value-type="float" office:value="0" calcext:value-type="float">
            <text:p>0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9.8201" calcext:value-type="float">
            <text:p>9,8201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float" office:value="9.8301" calcext:value-type="float">
            <text:p>9,8301</text:p>
          </table:table-cell>
          <table:table-cell office:value-type="float" office:value="0" calcext:value-type="float">
            <text:p>0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9.8401" calcext:value-type="float">
            <text:p>9,840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9.8501" calcext:value-type="float">
            <text:p>9,8501</text:p>
          </table:table-cell>
          <table:table-cell office:value-type="float" office:value="0" calcext:value-type="float">
            <text:p>0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9.8601" calcext:value-type="float">
            <text:p>9,8601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9.8701" calcext:value-type="float">
            <text:p>9,8701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9.8801" calcext:value-type="float">
            <text:p>9,8801</text:p>
          </table:table-cell>
          <table:table-cell office:value-type="float" office:value="0" calcext:value-type="float">
            <text:p>0</text:p>
          </table:table-cell>
          <table:table-cell office:value-type="float" office:value="0.263" calcext:value-type="float">
            <text:p>0,263</text:p>
          </table:table-cell>
        </table:table-row>
        <table:table-row table:style-name="ro1">
          <table:table-cell office:value-type="float" office:value="9.8901" calcext:value-type="float">
            <text:p>9,890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9.9001" calcext:value-type="float">
            <text:p>9,9001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,238</text:p>
          </table:table-cell>
        </table:table-row>
        <table:table-row table:style-name="ro1">
          <table:table-cell office:value-type="float" office:value="9.9101" calcext:value-type="float">
            <text:p>9,9101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,226</text:p>
          </table:table-cell>
        </table:table-row>
        <table:table-row table:style-name="ro1">
          <table:table-cell office:value-type="float" office:value="9.9201" calcext:value-type="float">
            <text:p>9,9201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9.9301" calcext:value-type="float">
            <text:p>9,9301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9.9401" calcext:value-type="float">
            <text:p>9,9401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9.9501" calcext:value-type="float">
            <text:p>9,950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9.9601" calcext:value-type="float">
            <text:p>9,9601</text:p>
          </table:table-cell>
          <table:table-cell office:value-type="float" office:value="0" calcext:value-type="float">
            <text:p>0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float" office:value="9.9701" calcext:value-type="float">
            <text:p>9,9701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office:value-type="float" office:value="9.9801" calcext:value-type="float">
            <text:p>9,980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9.9901" calcext:value-type="float">
            <text:p>9,990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,152</text:p>
          </table:table-cell>
        </table:table-row>
        <table:table-row table:style-name="ro1">
          <table:table-cell office:value-type="float" office:value="10.0001" calcext:value-type="float">
            <text:p>10,0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57:59.681692488</meta:creation-date>
    <dc:date>2024-02-27T12:01:13.832895342</dc:date>
    <meta:editing-duration>PT3M15S</meta:editing-duration>
    <meta:editing-cycles>1</meta:editing-cycles>
    <meta:document-statistic meta:table-count="1" meta:cell-count="3001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12cm" svg:height="18.474cm" xlink:href=".." xlink:type="simple" chart:class="chart:scatter" chart:style-name="ch1">
        <chart:legend chart:legend-position="end" svg:x="29.783cm" svg:y="8.689cm" style:legend-expansion="high" chart:style-name="ch2"/>
        <chart:plot-area chart:style-name="ch3" table:cell-range-address="Feuille1.A1:Feuille1.C1001" chart:data-source-has-labels="row" svg:x="0.626cm" svg:y="0.369cm" svg:width="28.531cm" svg:height="17.736cm">
          <chart:coordinate-region svg:x="1.353cm" svg:y="0.568cm" svg:width="27.617cm" svg:height="16.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001" chart:label-cell-address="Feuille1.B1:Feuille1.B1" chart:class="chart:scatter">
            <chart:domain table:cell-range-address="Feuille1.A2:Feuille1.A1001"/>
            <chart:data-point chart:repeated="1000"/>
          </chart:series>
          <chart:series chart:style-name="ch8" chart:values-cell-range-address="Feuille1.C2:Feuille1.C1001" chart:label-cell-address="Feuille1.C1:Feuille1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</text:p>
                <draw:g>
                  <svg:desc>Feuille1.B1:Feuille1.B1</svg:desc>
                </draw:g>
              </table:table-cell>
              <table:table-cell office:value-type="string">
                <text:p>u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2:Feuille1.A1001</svg:desc>
                </draw:g>
              </table:table-cell>
              <table:table-cell office:value-type="float" office:value="1">
                <text:p>1</text:p>
                <draw:g>
                  <svg:desc>Feuille1.B2:Feuille1.B1001</svg:desc>
                </draw:g>
              </table:table-cell>
              <table:table-cell office:value-type="float" office:value="0.098">
                <text:p>0.098</text:p>
                <draw:g>
                  <svg:desc>Feuille1.C2:Feuille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1.669">
                <text:p>1.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1.686">
                <text:p>1.6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1.701">
                <text:p>1.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1.715">
                <text:p>1.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.729">
                <text:p>1.7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1.743">
                <text:p>1.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1.767">
                <text:p>1.7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1.799">
                <text:p>1.7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1.827">
                <text:p>1.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.431">
                <text:p>0.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1">
                <text:p>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1">
                <text:p>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1">
                <text:p>1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1">
                <text:p>2.5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7">
                <text:p>2.57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9">
                <text:p>2.59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1">
                <text:p>2.6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7">
                <text:p>2.67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1">
                <text:p>2.7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7">
                <text:p>2.77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3">
                <text:p>2.83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7">
                <text:p>2.87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1">
                <text:p>2.9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3">
                <text:p>2.93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7">
                <text:p>2.97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9">
                <text:p>2.99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2">
                <text:p>3.02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3">
                <text:p>3.03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4">
                <text:p>3.04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5">
                <text:p>3.05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7">
                <text:p>3.07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8">
                <text:p>3.08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9">
                <text:p>3.09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1">
                <text:p>3.1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">
                <text:p>3.1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3">
                <text:p>3.13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4">
                <text:p>3.14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5">
                <text:p>3.15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6">
                <text:p>3.16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7">
                <text:p>3.17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8">
                <text:p>3.18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9">
                <text:p>3.19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">
                <text:p>3.2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2">
                <text:p>3.22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3">
                <text:p>3.23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4">
                <text:p>3.24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5">
                <text:p>3.25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6">
                <text:p>3.26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7">
                <text:p>3.27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8">
                <text:p>3.28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9">
                <text:p>3.29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1">
                <text:p>3.3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2">
                <text:p>3.32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3">
                <text:p>3.33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4">
                <text:p>3.34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5">
                <text:p>3.35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6">
                <text:p>3.36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7">
                <text:p>3.37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8">
                <text:p>3.38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9">
                <text:p>3.39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2">
                <text:p>3.42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3">
                <text:p>3.43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4">
                <text:p>3.44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5">
                <text:p>3.45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6">
                <text:p>3.46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7">
                <text:p>3.47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8">
                <text:p>3.48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9">
                <text:p>3.49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9">
                <text:p>3.59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1">
                <text:p>3.6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3">
                <text:p>3.63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5">
                <text:p>3.65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7">
                <text:p>3.67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3">
                <text:p>3.73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7">
                <text:p>3.77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9">
                <text:p>3.79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1">
                <text:p>3.8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3">
                <text:p>3.83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7">
                <text:p>3.87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3">
                <text:p>3.93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7">
                <text:p>3.97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">
                <text:p>3.99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2">
                <text:p>4.02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3">
                <text:p>4.03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4">
                <text:p>4.04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5">
                <text:p>4.05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6">
                <text:p>4.06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7">
                <text:p>4.07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8">
                <text:p>4.08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9">
                <text:p>4.09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1">
                <text:p>4.1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2">
                <text:p>4.12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3">
                <text:p>4.13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4">
                <text:p>4.14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5">
                <text:p>4.15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6">
                <text:p>4.16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7">
                <text:p>4.17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8">
                <text:p>4.18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9">
                <text:p>4.19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">
                <text:p>4.2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2">
                <text:p>4.22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3">
                <text:p>4.23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4">
                <text:p>4.24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5">
                <text:p>4.25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6">
                <text:p>4.26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7">
                <text:p>4.27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8">
                <text:p>4.28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9">
                <text:p>4.29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">
                <text:p>4.3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1">
                <text:p>4.3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2">
                <text:p>4.32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3">
                <text:p>4.33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4">
                <text:p>4.34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5">
                <text:p>4.35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6">
                <text:p>4.36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7">
                <text:p>4.37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8">
                <text:p>4.38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9">
                <text:p>4.39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">
                <text:p>4.4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2">
                <text:p>4.42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3">
                <text:p>4.43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4">
                <text:p>4.44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5">
                <text:p>4.45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6">
                <text:p>4.46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7">
                <text:p>4.47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8">
                <text:p>4.48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9">
                <text:p>4.49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1.751">
                <text:p>1.7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1">
                <text:p>4.51</text:p>
              </table:table-cell>
              <table:table-cell office:value-type="float" office:value="0">
                <text:p>0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3">
                <text:p>4.53</text:p>
              </table:table-cell>
              <table:table-cell office:value-type="float" office:value="0">
                <text:p>0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7">
                <text:p>4.57</text:p>
              </table:table-cell>
              <table:table-cell office:value-type="float" office:value="0">
                <text:p>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9">
                <text:p>4.59</text:p>
              </table:table-cell>
              <table:table-cell office:value-type="float" office:value="0">
                <text:p>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1">
                <text:p>4.61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5">
                <text:p>4.65</text:p>
              </table:table-cell>
              <table:table-cell office:value-type="float" office:value="0">
                <text:p>0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7">
                <text:p>4.67</text:p>
              </table:table-cell>
              <table:table-cell office:value-type="float" office:value="0">
                <text:p>0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9">
                <text:p>4.69</text:p>
              </table:table-cell>
              <table:table-cell office:value-type="float" office:value="0">
                <text:p>0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1">
                <text:p>4.71</text:p>
              </table:table-cell>
              <table:table-cell office:value-type="float" office:value="0">
                <text:p>0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3">
                <text:p>4.73</text:p>
              </table:table-cell>
              <table:table-cell office:value-type="float" office:value="0">
                <text:p>0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7">
                <text:p>4.77</text:p>
              </table:table-cell>
              <table:table-cell office:value-type="float" office:value="0">
                <text:p>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3">
                <text:p>4.83</text:p>
              </table:table-cell>
              <table:table-cell office:value-type="float" office:value="0">
                <text:p>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5">
                <text:p>4.85</text:p>
              </table:table-cell>
              <table:table-cell office:value-type="float" office:value="0">
                <text:p>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7">
                <text:p>4.87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9">
                <text:p>4.89</text:p>
              </table:table-cell>
              <table:table-cell office:value-type="float" office:value="0">
                <text:p>0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1">
                <text:p>4.91</text:p>
              </table:table-cell>
              <table:table-cell office:value-type="float" office:value="0">
                <text:p>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5">
                <text:p>4.95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7">
                <text:p>4.97</text:p>
              </table:table-cell>
              <table:table-cell office:value-type="float" office:value="0">
                <text:p>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9">
                <text:p>4.99</text:p>
              </table:table-cell>
              <table:table-cell office:value-type="float" office:value="0">
                <text:p>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1">
                <text:p>5.01</text:p>
              </table:table-cell>
              <table:table-cell office:value-type="float" office:value="1">
                <text:p>1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2">
                <text:p>5.02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3">
                <text:p>5.03</text:p>
              </table:table-cell>
              <table:table-cell office:value-type="float" office:value="1">
                <text:p>1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4">
                <text:p>5.04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5">
                <text:p>5.05</text:p>
              </table:table-cell>
              <table:table-cell office:value-type="float" office:value="1">
                <text:p>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6">
                <text:p>5.06</text:p>
              </table:table-cell>
              <table:table-cell office:value-type="float" office:value="1">
                <text:p>1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7">
                <text:p>5.07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8">
                <text:p>5.08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9">
                <text:p>5.09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1">
                <text:p>5.11</text:p>
              </table:table-cell>
              <table:table-cell office:value-type="float" office:value="1">
                <text:p>1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2">
                <text:p>5.12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3">
                <text:p>5.13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4">
                <text:p>5.14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5">
                <text:p>5.15</text:p>
              </table:table-cell>
              <table:table-cell office:value-type="float" office:value="1">
                <text:p>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6">
                <text:p>5.16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7">
                <text:p>5.17</text:p>
              </table:table-cell>
              <table:table-cell office:value-type="float" office:value="1">
                <text:p>1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8">
                <text:p>5.18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9">
                <text:p>5.19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1">
                <text:p>5.21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2">
                <text:p>5.22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3">
                <text:p>5.23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4">
                <text:p>5.24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5">
                <text:p>5.25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6">
                <text:p>5.26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7">
                <text:p>5.27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8">
                <text:p>5.28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9">
                <text:p>5.29</text:p>
              </table:table-cell>
              <table:table-cell office:value-type="float" office:value="1">
                <text:p>1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1">
                <text:p>5.31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2">
                <text:p>5.32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3">
                <text:p>5.33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4">
                <text:p>5.34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5">
                <text:p>5.35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6">
                <text:p>5.36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7">
                <text:p>5.37</text:p>
              </table:table-cell>
              <table:table-cell office:value-type="float" office:value="1">
                <text:p>1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8">
                <text:p>5.38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9">
                <text:p>5.39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1">
                <text:p>5.41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2">
                <text:p>5.42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3">
                <text:p>5.43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4">
                <text:p>5.44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5">
                <text:p>5.45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6">
                <text:p>5.46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7">
                <text:p>5.47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8">
                <text:p>5.48</text:p>
              </table:table-cell>
              <table:table-cell office:value-type="float" office:value="1">
                <text:p>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9">
                <text:p>5.49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2">
                <text:p>5.52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3">
                <text:p>5.53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4">
                <text:p>5.54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6">
                <text:p>5.56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7">
                <text:p>5.57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8">
                <text:p>5.58</text:p>
              </table:table-cell>
              <table:table-cell office:value-type="float" office:value="0">
                <text:p>0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9">
                <text:p>5.59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1">
                <text:p>5.61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2">
                <text:p>5.62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3">
                <text:p>5.63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6">
                <text:p>5.66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7">
                <text:p>5.67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9">
                <text:p>5.69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1">
                <text:p>5.71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2">
                <text:p>5.72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3">
                <text:p>5.73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4">
                <text:p>5.74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6">
                <text:p>5.76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7">
                <text:p>5.77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8">
                <text:p>5.78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9">
                <text:p>5.79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1">
                <text:p>5.81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2">
                <text:p>5.82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3">
                <text:p>5.83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4">
                <text:p>5.84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6">
                <text:p>5.86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7">
                <text:p>5.87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8">
                <text:p>5.88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9">
                <text:p>5.8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1">
                <text:p>5.91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2">
                <text:p>5.92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3">
                <text:p>5.93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4">
                <text:p>5.94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6">
                <text:p>5.96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8">
                <text:p>5.98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9">
                <text:p>5.99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01">
                <text:p>6.01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2">
                <text:p>6.02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3">
                <text:p>6.03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4">
                <text:p>6.04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5">
                <text:p>6.05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6">
                <text:p>6.06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7">
                <text:p>6.07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8">
                <text:p>6.08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9">
                <text:p>6.09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">
                <text:p>6.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1">
                <text:p>6.11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2">
                <text:p>6.12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3">
                <text:p>6.13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4">
                <text:p>6.14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5">
                <text:p>6.15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6">
                <text:p>6.16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7">
                <text:p>6.17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8">
                <text:p>6.18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9">
                <text:p>6.19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1">
                <text:p>6.21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2">
                <text:p>6.22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3">
                <text:p>6.23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4">
                <text:p>6.24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5">
                <text:p>6.25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6">
                <text:p>6.26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7">
                <text:p>6.27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8">
                <text:p>6.28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9">
                <text:p>6.29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">
                <text:p>6.3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1">
                <text:p>6.31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2">
                <text:p>6.32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3">
                <text:p>6.33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401">
                <text:p>6.3401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501">
                <text:p>6.3501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601">
                <text:p>6.3601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701">
                <text:p>6.3701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801">
                <text:p>6.3801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901">
                <text:p>6.3901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001">
                <text:p>6.400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101">
                <text:p>6.4101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201">
                <text:p>6.4201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301">
                <text:p>6.4301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401">
                <text:p>6.4401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501">
                <text:p>6.4501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601">
                <text:p>6.4601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701">
                <text:p>6.4701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801">
                <text:p>6.4801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901">
                <text:p>6.4901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001">
                <text:p>6.500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101">
                <text:p>6.5101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201">
                <text:p>6.5201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301">
                <text:p>6.5301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401">
                <text:p>6.5401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501">
                <text:p>6.5501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601">
                <text:p>6.5601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701">
                <text:p>6.5701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801">
                <text:p>6.5801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901">
                <text:p>6.5901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001">
                <text:p>6.600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101">
                <text:p>6.6101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201">
                <text:p>6.6201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301">
                <text:p>6.6301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401">
                <text:p>6.6401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501">
                <text:p>6.6501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601">
                <text:p>6.6601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701">
                <text:p>6.6701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801">
                <text:p>6.6801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901">
                <text:p>6.6901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001">
                <text:p>6.700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101">
                <text:p>6.7101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201">
                <text:p>6.7201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301">
                <text:p>6.7301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401">
                <text:p>6.7401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501">
                <text:p>6.7501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601">
                <text:p>6.7601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701">
                <text:p>6.7701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801">
                <text:p>6.7801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901">
                <text:p>6.7901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001">
                <text:p>6.800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101">
                <text:p>6.8101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201">
                <text:p>6.8201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301">
                <text:p>6.8301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401">
                <text:p>6.8401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501">
                <text:p>6.8501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601">
                <text:p>6.8601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701">
                <text:p>6.8701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801">
                <text:p>6.8801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901">
                <text:p>6.89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001">
                <text:p>6.900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101">
                <text:p>6.9101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201">
                <text:p>6.9201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301">
                <text:p>6.9301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401">
                <text:p>6.9401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501">
                <text:p>6.9501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601">
                <text:p>6.9601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701">
                <text:p>6.9701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801">
                <text:p>6.9801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901">
                <text:p>6.990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001">
                <text:p>7.00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0101">
                <text:p>7.0101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201">
                <text:p>7.020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301">
                <text:p>7.0301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401">
                <text:p>7.0401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501">
                <text:p>7.0501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601">
                <text:p>7.0601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701">
                <text:p>7.0701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801">
                <text:p>7.0801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901">
                <text:p>7.090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001">
                <text:p>7.100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101">
                <text:p>7.1101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201">
                <text:p>7.1201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301">
                <text:p>7.1301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401">
                <text:p>7.1401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501">
                <text:p>7.1501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601">
                <text:p>7.160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701">
                <text:p>7.1701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801">
                <text:p>7.1801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901">
                <text:p>7.190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001">
                <text:p>7.200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101">
                <text:p>7.2101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201">
                <text:p>7.2201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301">
                <text:p>7.2301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401">
                <text:p>7.2401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501">
                <text:p>7.2501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601">
                <text:p>7.2601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701">
                <text:p>7.2701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801">
                <text:p>7.2801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901">
                <text:p>7.2901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001">
                <text:p>7.300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101">
                <text:p>7.3101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201">
                <text:p>7.3201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301">
                <text:p>7.3301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401">
                <text:p>7.3401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501">
                <text:p>7.3501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601">
                <text:p>7.3601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701">
                <text:p>7.3701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801">
                <text:p>7.3801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901">
                <text:p>7.3901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001">
                <text:p>7.400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101">
                <text:p>7.4101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201">
                <text:p>7.4201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301">
                <text:p>7.4301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401">
                <text:p>7.4401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501">
                <text:p>7.4501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601">
                <text:p>7.4601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701">
                <text:p>7.4701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801">
                <text:p>7.4801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901">
                <text:p>7.4901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001">
                <text:p>7.500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101">
                <text:p>7.5101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201">
                <text:p>7.5201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301">
                <text:p>7.5301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401">
                <text:p>7.5401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501">
                <text:p>7.5501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601">
                <text:p>7.5601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701">
                <text:p>7.5701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801">
                <text:p>7.5801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901">
                <text:p>7.5901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001">
                <text:p>7.600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101">
                <text:p>7.6101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201">
                <text:p>7.6201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301">
                <text:p>7.6301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401">
                <text:p>7.6401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501">
                <text:p>7.6501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601">
                <text:p>7.6601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701">
                <text:p>7.6701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801">
                <text:p>7.6801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901">
                <text:p>7.6901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001">
                <text:p>7.700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101">
                <text:p>7.7101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201">
                <text:p>7.7201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301">
                <text:p>7.7301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401">
                <text:p>7.7401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501">
                <text:p>7.7501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601">
                <text:p>7.7601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701">
                <text:p>7.7701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801">
                <text:p>7.7801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901">
                <text:p>7.7901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001">
                <text:p>7.800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101">
                <text:p>7.8101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201">
                <text:p>7.8201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301">
                <text:p>7.8301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401">
                <text:p>7.8401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501">
                <text:p>7.8501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601">
                <text:p>7.8601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701">
                <text:p>7.8701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801">
                <text:p>7.8801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901">
                <text:p>7.89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001">
                <text:p>7.900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101">
                <text:p>7.9101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201">
                <text:p>7.9201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301">
                <text:p>7.9301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401">
                <text:p>7.9401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501">
                <text:p>7.9501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601">
                <text:p>7.9601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701">
                <text:p>7.9701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801">
                <text:p>7.9801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901">
                <text:p>7.990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001">
                <text:p>8.00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0101">
                <text:p>8.0101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201">
                <text:p>8.020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301">
                <text:p>8.0301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401">
                <text:p>8.0401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501">
                <text:p>8.0501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601">
                <text:p>8.0601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701">
                <text:p>8.0701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801">
                <text:p>8.0801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901">
                <text:p>8.090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001">
                <text:p>8.100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101">
                <text:p>8.1101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201">
                <text:p>8.1201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301">
                <text:p>8.1301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401">
                <text:p>8.1401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501">
                <text:p>8.1501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601">
                <text:p>8.160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701">
                <text:p>8.1701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801">
                <text:p>8.1801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901">
                <text:p>8.190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001">
                <text:p>8.200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101">
                <text:p>8.2101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201">
                <text:p>8.2201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301">
                <text:p>8.2301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401">
                <text:p>8.2401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501">
                <text:p>8.2501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601">
                <text:p>8.2601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701">
                <text:p>8.2701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801">
                <text:p>8.2801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901">
                <text:p>8.2901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001">
                <text:p>8.300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101">
                <text:p>8.3101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201">
                <text:p>8.3201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301">
                <text:p>8.3301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401">
                <text:p>8.3401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501">
                <text:p>8.3501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601">
                <text:p>8.3601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701">
                <text:p>8.3701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801">
                <text:p>8.3801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901">
                <text:p>8.3901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001">
                <text:p>8.400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101">
                <text:p>8.4101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201">
                <text:p>8.4201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301">
                <text:p>8.4301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401">
                <text:p>8.4401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501">
                <text:p>8.4501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601">
                <text:p>8.4601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701">
                <text:p>8.4701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801">
                <text:p>8.4801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901">
                <text:p>8.4901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001">
                <text:p>8.500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101">
                <text:p>8.5101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201">
                <text:p>8.5201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301">
                <text:p>8.5301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401">
                <text:p>8.5401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501">
                <text:p>8.5501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601">
                <text:p>8.5601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701">
                <text:p>8.5701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801">
                <text:p>8.5801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901">
                <text:p>8.5901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001">
                <text:p>8.600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101">
                <text:p>8.6101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201">
                <text:p>8.6201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301">
                <text:p>8.6301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401">
                <text:p>8.6401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501">
                <text:p>8.6501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601">
                <text:p>8.6601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701">
                <text:p>8.6701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801">
                <text:p>8.6801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901">
                <text:p>8.6901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001">
                <text:p>8.700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101">
                <text:p>8.7101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201">
                <text:p>8.7201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301">
                <text:p>8.7301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401">
                <text:p>8.7401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501">
                <text:p>8.7501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601">
                <text:p>8.7601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701">
                <text:p>8.7701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801">
                <text:p>8.7801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901">
                <text:p>8.7901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001">
                <text:p>8.800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101">
                <text:p>8.8101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201">
                <text:p>8.8201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301">
                <text:p>8.8301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401">
                <text:p>8.8401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501">
                <text:p>8.8501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601">
                <text:p>8.8601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701">
                <text:p>8.8701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801">
                <text:p>8.8801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901">
                <text:p>8.89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001">
                <text:p>8.900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101">
                <text:p>8.9101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201">
                <text:p>8.9201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301">
                <text:p>8.9301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401">
                <text:p>8.9401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501">
                <text:p>8.9501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601">
                <text:p>8.9601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701">
                <text:p>8.9701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801">
                <text:p>8.9801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901">
                <text:p>8.990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001">
                <text:p>9.0001</text:p>
              </table:table-cell>
              <table:table-cell office:value-type="float" office:value="1">
                <text:p>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0101">
                <text:p>9.0101</text:p>
              </table:table-cell>
              <table:table-cell office:value-type="float" office:value="1">
                <text:p>1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201">
                <text:p>9.0201</text:p>
              </table:table-cell>
              <table:table-cell office:value-type="float" office:value="1">
                <text:p>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301">
                <text:p>9.0301</text:p>
              </table:table-cell>
              <table:table-cell office:value-type="float" office:value="1">
                <text:p>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401">
                <text:p>9.0401</text:p>
              </table:table-cell>
              <table:table-cell office:value-type="float" office:value="1">
                <text:p>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501">
                <text:p>9.0501</text:p>
              </table:table-cell>
              <table:table-cell office:value-type="float" office:value="1">
                <text:p>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601">
                <text:p>9.0601</text:p>
              </table:table-cell>
              <table:table-cell office:value-type="float" office:value="1">
                <text:p>1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701">
                <text:p>9.0701</text:p>
              </table:table-cell>
              <table:table-cell office:value-type="float" office:value="1">
                <text:p>1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801">
                <text:p>9.0801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901">
                <text:p>9.0901</text:p>
              </table:table-cell>
              <table:table-cell office:value-type="float" office:value="1">
                <text:p>1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001">
                <text:p>9.1001</text:p>
              </table:table-cell>
              <table:table-cell office:value-type="float" office:value="1">
                <text:p>1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101">
                <text:p>9.1101</text:p>
              </table:table-cell>
              <table:table-cell office:value-type="float" office:value="1">
                <text:p>1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201">
                <text:p>9.1201</text:p>
              </table:table-cell>
              <table:table-cell office:value-type="float" office:value="1">
                <text:p>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301">
                <text:p>9.1301</text:p>
              </table:table-cell>
              <table:table-cell office:value-type="float" office:value="1">
                <text:p>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401">
                <text:p>9.1401</text:p>
              </table:table-cell>
              <table:table-cell office:value-type="float" office:value="1">
                <text:p>1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501">
                <text:p>9.1501</text:p>
              </table:table-cell>
              <table:table-cell office:value-type="float" office:value="1">
                <text:p>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601">
                <text:p>9.1601</text:p>
              </table:table-cell>
              <table:table-cell office:value-type="float" office:value="1">
                <text:p>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701">
                <text:p>9.1701</text:p>
              </table:table-cell>
              <table:table-cell office:value-type="float" office:value="1">
                <text:p>1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801">
                <text:p>9.1801</text:p>
              </table:table-cell>
              <table:table-cell office:value-type="float" office:value="1">
                <text:p>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901">
                <text:p>9.190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001">
                <text:p>9.2001</text:p>
              </table:table-cell>
              <table:table-cell office:value-type="float" office:value="1">
                <text:p>1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101">
                <text:p>9.2101</text:p>
              </table:table-cell>
              <table:table-cell office:value-type="float" office:value="1">
                <text:p>1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201">
                <text:p>9.2201</text:p>
              </table:table-cell>
              <table:table-cell office:value-type="float" office:value="1">
                <text:p>1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301">
                <text:p>9.2301</text:p>
              </table:table-cell>
              <table:table-cell office:value-type="float" office:value="1">
                <text:p>1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401">
                <text:p>9.2401</text:p>
              </table:table-cell>
              <table:table-cell office:value-type="float" office:value="1">
                <text:p>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501">
                <text:p>9.2501</text:p>
              </table:table-cell>
              <table:table-cell office:value-type="float" office:value="1">
                <text:p>1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601">
                <text:p>9.2601</text:p>
              </table:table-cell>
              <table:table-cell office:value-type="float" office:value="1">
                <text:p>1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701">
                <text:p>9.2701</text:p>
              </table:table-cell>
              <table:table-cell office:value-type="float" office:value="1">
                <text:p>1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801">
                <text:p>9.2801</text:p>
              </table:table-cell>
              <table:table-cell office:value-type="float" office:value="1">
                <text:p>1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901">
                <text:p>9.2901</text:p>
              </table:table-cell>
              <table:table-cell office:value-type="float" office:value="1">
                <text:p>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001">
                <text:p>9.3001</text:p>
              </table:table-cell>
              <table:table-cell office:value-type="float" office:value="1">
                <text:p>1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101">
                <text:p>9.3101</text:p>
              </table:table-cell>
              <table:table-cell office:value-type="float" office:value="1">
                <text:p>1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201">
                <text:p>9.3201</text:p>
              </table:table-cell>
              <table:table-cell office:value-type="float" office:value="1">
                <text:p>1</text:p>
              </table:table-cell>
              <table:table-cell office:value-type="float" office:value="1.645">
                <text:p>1.6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301">
                <text:p>9.3301</text:p>
              </table:table-cell>
              <table:table-cell office:value-type="float" office:value="1">
                <text:p>1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401">
                <text:p>9.3401</text:p>
              </table:table-cell>
              <table:table-cell office:value-type="float" office:value="1">
                <text:p>1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501">
                <text:p>9.3501</text:p>
              </table:table-cell>
              <table:table-cell office:value-type="float" office:value="1">
                <text:p>1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601">
                <text:p>9.3601</text:p>
              </table:table-cell>
              <table:table-cell office:value-type="float" office:value="1">
                <text:p>1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701">
                <text:p>9.3701</text:p>
              </table:table-cell>
              <table:table-cell office:value-type="float" office:value="1">
                <text:p>1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801">
                <text:p>9.3801</text:p>
              </table:table-cell>
              <table:table-cell office:value-type="float" office:value="1">
                <text:p>1</text:p>
              </table:table-cell>
              <table:table-cell office:value-type="float" office:value="1.737">
                <text:p>1.73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901">
                <text:p>9.3901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001">
                <text:p>9.4001</text:p>
              </table:table-cell>
              <table:table-cell office:value-type="float" office:value="1">
                <text:p>1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101">
                <text:p>9.4101</text:p>
              </table:table-cell>
              <table:table-cell office:value-type="float" office:value="1">
                <text:p>1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201">
                <text:p>9.4201</text:p>
              </table:table-cell>
              <table:table-cell office:value-type="float" office:value="1">
                <text:p>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301">
                <text:p>9.4301</text:p>
              </table:table-cell>
              <table:table-cell office:value-type="float" office:value="1">
                <text:p>1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401">
                <text:p>9.4401</text:p>
              </table:table-cell>
              <table:table-cell office:value-type="float" office:value="1">
                <text:p>1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501">
                <text:p>9.4501</text:p>
              </table:table-cell>
              <table:table-cell office:value-type="float" office:value="1">
                <text:p>1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601">
                <text:p>9.4601</text:p>
              </table:table-cell>
              <table:table-cell office:value-type="float" office:value="1">
                <text:p>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701">
                <text:p>9.4701</text:p>
              </table:table-cell>
              <table:table-cell office:value-type="float" office:value="1">
                <text:p>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801">
                <text:p>9.4801</text:p>
              </table:table-cell>
              <table:table-cell office:value-type="float" office:value="1">
                <text:p>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901">
                <text:p>9.4901</text:p>
              </table:table-cell>
              <table:table-cell office:value-type="float" office:value="1">
                <text:p>1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001">
                <text:p>9.5001</text:p>
              </table:table-cell>
              <table:table-cell office:value-type="float" office:value="0">
                <text:p>0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101">
                <text:p>9.5101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201">
                <text:p>9.5201</text:p>
              </table:table-cell>
              <table:table-cell office:value-type="float" office:value="0">
                <text:p>0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301">
                <text:p>9.5301</text:p>
              </table:table-cell>
              <table:table-cell office:value-type="float" office:value="0">
                <text:p>0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401">
                <text:p>9.5401</text:p>
              </table:table-cell>
              <table:table-cell office:value-type="float" office:value="0">
                <text:p>0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501">
                <text:p>9.5501</text:p>
              </table:table-cell>
              <table:table-cell office:value-type="float" office:value="0">
                <text:p>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601">
                <text:p>9.5601</text:p>
              </table:table-cell>
              <table:table-cell office:value-type="float" office:value="0">
                <text:p>0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701">
                <text:p>9.5701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801">
                <text:p>9.5801</text:p>
              </table:table-cell>
              <table:table-cell office:value-type="float" office:value="0">
                <text:p>0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901">
                <text:p>9.5901</text:p>
              </table:table-cell>
              <table:table-cell office:value-type="float" office:value="0">
                <text:p>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001">
                <text:p>9.6001</text:p>
              </table:table-cell>
              <table:table-cell office:value-type="float" office:value="0">
                <text:p>0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101">
                <text:p>9.6101</text:p>
              </table:table-cell>
              <table:table-cell office:value-type="float" office:value="0">
                <text:p>0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201">
                <text:p>9.6201</text:p>
              </table:table-cell>
              <table:table-cell office:value-type="float" office:value="0">
                <text:p>0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301">
                <text:p>9.6301</text:p>
              </table:table-cell>
              <table:table-cell office:value-type="float" office:value="0">
                <text:p>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401">
                <text:p>9.6401</text:p>
              </table:table-cell>
              <table:table-cell office:value-type="float" office:value="0">
                <text:p>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501">
                <text:p>9.6501</text:p>
              </table:table-cell>
              <table:table-cell office:value-type="float" office:value="0">
                <text:p>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601">
                <text:p>9.6601</text:p>
              </table:table-cell>
              <table:table-cell office:value-type="float" office:value="0">
                <text:p>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701">
                <text:p>9.6701</text:p>
              </table:table-cell>
              <table:table-cell office:value-type="float" office:value="0">
                <text:p>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801">
                <text:p>9.6801</text:p>
              </table:table-cell>
              <table:table-cell office:value-type="float" office:value="0">
                <text:p>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901">
                <text:p>9.6901</text:p>
              </table:table-cell>
              <table:table-cell office:value-type="float" office:value="0">
                <text:p>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001">
                <text:p>9.7001</text:p>
              </table:table-cell>
              <table:table-cell office:value-type="float" office:value="0">
                <text:p>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101">
                <text:p>9.7101</text:p>
              </table:table-cell>
              <table:table-cell office:value-type="float" office:value="0">
                <text:p>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201">
                <text:p>9.7201</text:p>
              </table:table-cell>
              <table:table-cell office:value-type="float" office:value="0">
                <text:p>0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301">
                <text:p>9.7301</text:p>
              </table:table-cell>
              <table:table-cell office:value-type="float" office:value="0">
                <text:p>0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401">
                <text:p>9.7401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501">
                <text:p>9.7501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601">
                <text:p>9.7601</text:p>
              </table:table-cell>
              <table:table-cell office:value-type="float" office:value="0">
                <text:p>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701">
                <text:p>9.7701</text:p>
              </table:table-cell>
              <table:table-cell office:value-type="float" office:value="0">
                <text:p>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801">
                <text:p>9.7801</text:p>
              </table:table-cell>
              <table:table-cell office:value-type="float" office:value="0">
                <text:p>0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901">
                <text:p>9.7901</text:p>
              </table:table-cell>
              <table:table-cell office:value-type="float" office:value="0">
                <text:p>0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001">
                <text:p>9.8001</text:p>
              </table:table-cell>
              <table:table-cell office:value-type="float" office:value="0">
                <text:p>0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101">
                <text:p>9.8101</text:p>
              </table:table-cell>
              <table:table-cell office:value-type="float" office:value="0">
                <text:p>0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201">
                <text:p>9.8201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301">
                <text:p>9.8301</text:p>
              </table:table-cell>
              <table:table-cell office:value-type="float" office:value="0">
                <text:p>0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401">
                <text:p>9.8401</text:p>
              </table:table-cell>
              <table:table-cell office:value-type="float" office:value="0">
                <text:p>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501">
                <text:p>9.8501</text:p>
              </table:table-cell>
              <table:table-cell office:value-type="float" office:value="0">
                <text:p>0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601">
                <text:p>9.8601</text:p>
              </table:table-cell>
              <table:table-cell office:value-type="float" office:value="0">
                <text:p>0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701">
                <text:p>9.8701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801">
                <text:p>9.8801</text:p>
              </table:table-cell>
              <table:table-cell office:value-type="float" office:value="0">
                <text:p>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901">
                <text:p>9.890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001">
                <text:p>9.9001</text:p>
              </table:table-cell>
              <table:table-cell office:value-type="float" office:value="0">
                <text:p>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101">
                <text:p>9.9101</text:p>
              </table:table-cell>
              <table:table-cell office:value-type="float" office:value="0">
                <text:p>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201">
                <text:p>9.9201</text:p>
              </table:table-cell>
              <table:table-cell office:value-type="float" office:value="0">
                <text:p>0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301">
                <text:p>9.9301</text:p>
              </table:table-cell>
              <table:table-cell office:value-type="float" office:value="0">
                <text:p>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401">
                <text:p>9.9401</text:p>
              </table:table-cell>
              <table:table-cell office:value-type="float" office:value="0">
                <text:p>0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501">
                <text:p>9.9501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601">
                <text:p>9.9601</text:p>
              </table:table-cell>
              <table:table-cell office:value-type="float" office:value="0">
                <text:p>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701">
                <text:p>9.9701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801">
                <text:p>9.9801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901">
                <text:p>9.990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.0001">
                <text:p>1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